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29in"/>
    </style:style>
    <style:style style:name="co2" style:family="table-column">
      <style:table-column-properties fo:break-before="auto" style:column-width="6.79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1.2602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5807in" fo:break-before="auto" style:use-optimal-row-height="true"/>
    </style:style>
    <style:style style:name="ro4" style:family="table-row">
      <style:table-row-properties style:row-height="0.3925in" fo:break-before="auto" style:use-optimal-row-height="true"/>
    </style:style>
    <style:style style:name="ro5" style:family="table-row">
      <style:table-row-properties style:row-height="1.1472in" fo:break-before="auto" style:use-optimal-row-height="true"/>
    </style:style>
    <style:style style:name="ro6" style:family="table-row">
      <style:table-row-properties style:row-height="0.7693in" fo:break-before="auto" style:use-optimal-row-height="true"/>
    </style:style>
    <style:style style:name="ro7" style:family="table-row">
      <style:table-row-properties style:row-height="1.5244in" fo:break-before="auto" style:use-optimal-row-height="true"/>
    </style:style>
    <style:style style:name="ro8" style:family="table-row">
      <style:table-row-properties style:row-height="1.902in" fo:break-before="auto" style:use-optimal-row-height="true"/>
    </style:style>
    <style:style style:name="ro9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262626" style:text-outline="false" style:text-line-through-style="none" style:font-name="ArialMT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16pt" style:language-asian="en" style:country-asian="US" style:font-style-asian="normal" style:font-weight-asian="bold" style:font-size-complex="9.0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262626" style:text-outline="false" style:text-line-through-style="none" style:font-name="ArialM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Dose adjustment in renal dysfunction</text:p>
            <text:p/>
            <text:p>Alemtuzumab (Campath)</text:p>
            <text:p/>
            <text:p>Anastrozole (Arimidex)</text:p>
          </table:table-cell>
          <table:table-cell office:value-type="string">
            <text:p/>
            <text:p/>
            <text:p/>
            <text:p>Unknown</text:p>
            <text:p/>
            <text:p>No dose reduction </text:p>
          </table:table-cell>
        </table:table-row>
        <table:table-row table:style-name="ro2">
          <table:table-cell office:value-type="string">
            <text:p>L-Asparaginase (Elspar)</text:p>
          </table:table-cell>
          <table:table-cell office:value-type="string">
            <text:p>No dose reduction </text:p>
          </table:table-cell>
        </table:table-row>
        <table:table-row table:style-name="ro3">
          <table:table-cell office:value-type="string">
            <text:p>Bicalutamide (Casodex)</text:p>
            <text:p/>
            <text:p>Bendamustine (Treanda)</text:p>
          </table:table-cell>
          <table:table-cell office:value-type="string">
            <text:p>No dose reduction </text:p>
            <text:p/>
            <text:p>If CrCl &lt; 40 mL/min, do not use</text:p>
          </table:table-cell>
        </table:table-row>
        <table:table-row table:style-name="ro4">
          <table:table-cell office:value-type="string">
            <text:p>Bleomycin (Blenoxane)</text:p>
          </table:table-cell>
          <table:table-cell office:value-type="string">
            <text:p>If CrCl 10-50 mL/min, reduce dose by 25%</text:p>
            <text:p>If CrCl &lt; 10 mL/min, reduce dose by 50% </text:p>
          </table:table-cell>
        </table:table-row>
        <table:table-row table:style-name="ro4">
          <table:table-cell office:value-type="string">
            <text:p>Bortezomib (Velcade)</text:p>
            <text:p>Busulfan (Myleran)</text:p>
          </table:table-cell>
          <table:table-cell office:value-type="string">
            <text:p>No dose reduction </text:p>
            <text:p>No dose reduction</text:p>
          </table:table-cell>
        </table:table-row>
        <table:table-row table:style-name="ro4">
          <table:table-cell office:value-type="string">
            <text:p>Capecitabine (Xeloda)</text:p>
          </table:table-cell>
          <table:table-cell office:value-type="string">
            <text:p>If CrCl 30-50 mL/min, reduce dose by 25%</text:p>
            <text:p>If CrCl &lt; 30 mL/min, do not use </text:p>
          </table:table-cell>
        </table:table-row>
        <table:table-row table:style-name="ro2">
          <table:table-cell office:value-type="string">
            <text:p>Carboplatin (Paraplatin)</text:p>
          </table:table-cell>
          <table:table-cell office:value-type="string">
            <text:p>Dosing based on AUC </text:p>
          </table:table-cell>
        </table:table-row>
        <table:table-row table:style-name="ro2">
          <table:table-cell office:value-type="string">
            <text:p>Carmustine (BCNU)</text:p>
          </table:table-cell>
          <table:table-cell office:value-type="string">
            <text:p>If CrCl &lt; 60 mL/min, do not use</text:p>
          </table:table-cell>
        </table:table-row>
        <table:table-row table:style-name="ro2">
          <table:table-cell office:value-type="string">
            <text:p>Chlorambucil (Leukeran)</text:p>
          </table:table-cell>
          <table:table-cell office:value-type="string">
            <text:p>No dose reduction</text:p>
          </table:table-cell>
        </table:table-row>
        <table:table-row table:style-name="ro4">
          <table:table-cell office:value-type="string">
            <text:p>Cisplatin (CDDP)</text:p>
          </table:table-cell>
          <table:table-cell office:value-type="string">
            <text:p>If CrCl 30-60 mL/min, reduce dose by 50%</text:p>
            <text:p>If CrCl &lt; 30 mL/min, do not use</text:p>
          </table:table-cell>
        </table:table-row>
        <table:table-row table:style-name="ro4">
          <table:table-cell office:value-type="string">
            <text:p>Cyclophosphamide (Cytoxan)</text:p>
          </table:table-cell>
          <table:table-cell office:value-type="string">
            <text:p>If CrCl 10-50 mL/min, reduce dose by 25%</text:p>
            <text:p>If CrCl &lt; 10 mL/min, reduce dose by 50%</text:p>
          </table:table-cell>
        </table:table-row>
        <table:table-row table:style-name="ro5">
          <table:table-cell office:value-type="string">
            <text:p>Dacarbazine (DTIC)</text:p>
            <text:p/>
            <text:p/>
            <text:p>Dasatinib (Sprycel)</text:p>
            <text:p/>
            <text:p>Daunorubicin (Daunomycin)</text:p>
          </table:table-cell>
          <table:table-cell office:value-type="string">
            <text:p>If CrCL 10-50 mL/min, reduce dose by 25%</text:p>
            <text:p>If CrCl &lt; 10 mL/min, reduce dose by 50%</text:p>
            <text:p/>
            <text:p>Unknown. &lt; 4% excreted by kidney </text:p>
            <text:p/>
            <text:p>If Cr &gt; 3 mg/dL, reduce dose by 50%</text:p>
          </table:table-cell>
        </table:table-row>
        <table:table-row table:style-name="ro2">
          <table:table-cell office:value-type="string">
            <text:p>Docetaxel (Taxotere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Doxorubicin (Adriamycin)</text:p>
          </table:table-cell>
          <table:table-cell office:value-type="string">
            <text:p>No dose reduction </text:p>
          </table:table-cell>
        </table:table-row>
        <table:table-row table:style-name="ro6">
          <table:table-cell office:value-type="string">
            <text:p>Doxil (Pegylated liposomal doxorubicin)</text:p>
            <text:p/>
            <text:p>Erlotinib (Tarceva)</text:p>
          </table:table-cell>
          <table:table-cell office:value-type="string">
            <text:p>No dose reduction</text:p>
            <text:p/>
            <text:p/>
            <text:p>No dose reduction </text:p>
          </table:table-cell>
        </table:table-row>
        <table:table-row table:style-name="ro4">
          <table:table-cell office:value-type="string">
            <text:p>Etoposide (VP-16)</text:p>
          </table:table-cell>
          <table:table-cell office:value-type="string">
            <text:p>If CrCl 10-50 mL/min, reduce dose by 25%</text:p>
            <text:p>If CrCl &lt; 10 mL/min, reduce dose by 50%</text:p>
          </table:table-cell>
        </table:table-row>
        <table:table-row table:style-name="ro7">
          <table:table-cell office:value-type="string">
            <text:p>Exemestane (Aromasin)</text:p>
            <text:p/>
            <text:p>Fludarabine (Fludara)</text:p>
            <text:p/>
            <text:p/>
            <text:p>Fluorouracil (5-FU)</text:p>
            <text:p/>
            <text:p>Fulvestrant (Faslodex)</text:p>
          </table:table-cell>
          <table:table-cell office:value-type="string">
            <text:p>No dose reduction </text:p>
            <text:p/>
            <text:p>If CrCl 30-70 mL/min, reduce dose by 20%</text:p>
            <text:p>If CrCl &lt; 30 mL/min, do not use </text:p>
            <text:p/>
            <text:p>No dose reduction </text:p>
            <text:p/>
            <text:p>No dose reduction </text:p>
          </table:table-cell>
        </table:table-row>
        <table:table-row table:style-name="ro2">
          <table:table-cell office:value-type="string">
            <text:p>Gemcitabine (Gemzar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Goserelin (Zoladex)</text:p>
          </table:table-cell>
          <table:table-cell office:value-type="string">
            <text:p>No dose reduction</text:p>
          </table:table-cell>
        </table:table-row>
        <table:table-row table:style-name="ro4">
          <table:table-cell office:value-type="string">
            <text:p>Hydroxyurea (Hydrea)</text:p>
          </table:table-cell>
          <table:table-cell office:value-type="string">
            <text:p>If CrCl 10-50 mL/min, reduce dose by 50%</text:p>
            <text:p>If CrCl &lt; 10 mL/min, reduce dose by 80%</text:p>
          </table:table-cell>
        </table:table-row>
        <table:table-row table:style-name="ro2">
          <table:table-cell office:value-type="string">
            <text:p>Idarubicin (Idamycin)</text:p>
          </table:table-cell>
          <table:table-cell office:value-type="string">
            <text:p>If CrCl &lt; 10 mL/min, reduce dose by 25% </text:p>
          </table:table-cell>
        </table:table-row>
        <table:table-row table:style-name="ro2">
          <table:table-cell office:value-type="string">
            <text:p>Imatinib (Gleevec)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Interferon-alpha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Interleukin-2</text:p>
          </table:table-cell>
          <table:table-cell office:value-type="string">
            <text:p>If Cr &gt; 4-4.5 mg/dL, do not use</text:p>
          </table:table-cell>
        </table:table-row>
        <table:table-row table:style-name="ro8">
          <table:table-cell office:value-type="string">
            <text:p>Irinotecan (Camptosar, CPT-11)</text:p>
            <text:p/>
            <text:p>Ixabepilone (Ixempra)</text:p>
            <text:p/>
            <text:p>Lapatinib (Tykerb)</text:p>
            <text:p/>
            <text:p>Lenalidomide (Revlimid)</text:p>
            <text:p/>
            <text:p/>
            <text:p>Letrozole (Femara)</text:p>
          </table:table-cell>
          <table:table-cell office:value-type="string">
            <text:p>No dose reduction </text:p>
            <text:p/>
            <text:p>If CrCl &gt; 30 mL/min, no dose reduction</text:p>
            <text:p/>
            <text:p>Not studied. Only 2% eliminated by kidneys </text:p>
            <text:p/>
            <text:p>Substantially excreted by kidney. Trials excluded patients with renal insufficiency </text:p>
            <text:p/>
            <text:p>If CrCl &gt; 10 mL/min, no dose reduction </text:p>
          </table:table-cell>
        </table:table-row>
        <table:table-row table:style-name="ro2">
          <table:table-cell office:value-type="string">
            <text:p>Leucovorin (LV)</text:p>
          </table:table-cell>
          <table:table-cell office:value-type="string">
            <text:p>No dose reduction</text:p>
          </table:table-cell>
        </table:table-row>
        <table:table-row table:style-name="ro6">
          <table:table-cell office:value-type="string">
            <text:p>Lomustine (CCNU)</text:p>
            <text:p/>
            <text:p>Melphalan (Alkeran)</text:p>
          </table:table-cell>
          <table:table-cell office:value-type="string">
            <text:p>If CrCl &lt; 60 mL/min, do not use</text:p>
            <text:p/>
            <text:p>PO: if CrCl &lt; 30 mL/min, consider dose reduction </text:p>
            <text:p>IV: if BUN &gt; 30 mg/dL, reduce dose by 50%</text:p>
          </table:table-cell>
        </table:table-row>
        <table:table-row table:style-name="ro4">
          <table:table-cell office:value-type="string">
            <text:p>Methotrexate (MTX)</text:p>
          </table:table-cell>
          <table:table-cell office:value-type="string">
            <text:p>If CrCl 30-60 mL/min, reduce dose by 50%</text:p>
            <text:p>If CrCl &lt; 30 mL/min, do not use</text:p>
          </table:table-cell>
        </table:table-row>
        <table:table-row table:style-name="ro4">
          <table:table-cell office:value-type="string">
            <text:p>Mitomycin-C (Mutamycin)</text:p>
          </table:table-cell>
          <table:table-cell office:value-type="string">
            <text:p>If CrCl 10-60 mL/min, reduce dose by 25%</text:p>
            <text:p>If CrCl &lt; 10 mL/min, reduce dose by 50%</text:p>
          </table:table-cell>
        </table:table-row>
        <table:table-row table:style-name="ro3">
          <table:table-cell office:value-type="string">
            <text:p>Mitoxantrone (Novantrone)</text:p>
            <text:p/>
            <text:p>Nilotinib (Tasigna)</text:p>
          </table:table-cell>
          <table:table-cell office:value-type="string">
            <text:p>No dose reduction</text:p>
            <text:p/>
            <text:p>Unknown</text:p>
          </table:table-cell>
        </table:table-row>
        <table:table-row table:style-name="ro2">
          <table:table-cell office:value-type="string">
            <text:p>Nilutamide (Nilandron)</text:p>
          </table:table-cell>
          <table:table-cell office:value-type="string">
            <text:p>No dose reduction</text:p>
          </table:table-cell>
        </table:table-row>
        <table:table-row table:style-name="ro6">
          <table:table-cell office:value-type="string">
            <text:p>Paclitaxel (Taxol)</text:p>
            <text:p/>
            <text:p>Pemetrexed (Alimta)</text:p>
          </table:table-cell>
          <table:table-cell office:value-type="string">
            <text:p>No dose reduction</text:p>
            <text:p/>
            <text:p>If CrCl &gt; 45 mL/min, no dose reduction</text:p>
            <text:p>If CrCl &lt; 45 mL/min, do not use </text:p>
          </table:table-cell>
        </table:table-row>
        <table:table-row table:style-name="ro3">
          <table:table-cell office:value-type="string">
            <text:p>Procarbazine (Matulane)</text:p>
            <text:p/>
            <text:p>Sorafenib (Nexavar)</text:p>
          </table:table-cell>
          <table:table-cell office:value-type="string">
            <text:p>If CrCl &lt; 30 mL/min, do not use</text:p>
            <text:p/>
            <text:p>No dose reduction </text:p>
          </table:table-cell>
        </table:table-row>
        <table:table-row table:style-name="ro3">
          <table:table-cell office:value-type="string">
            <text:p>Streptozocin (Zanosar)</text:p>
            <text:p/>
            <text:p>Sunitinib (Sutent)</text:p>
          </table:table-cell>
          <table:table-cell office:value-type="string">
            <text:p>If CrCl &lt; 60 mL/min, do not use</text:p>
            <text:p/>
            <text:p>If CrCl &gt; 42 mL/min, no dose reduction </text:p>
          </table:table-cell>
        </table:table-row>
        <table:table-row table:style-name="ro4">
          <table:table-cell office:value-type="string">
            <text:p>Tamoxifen (Nolvadex)</text:p>
            <text:p>Temsirolimus (Torisel) </text:p>
          </table:table-cell>
          <table:table-cell office:value-type="string">
            <text:p>No dose reduction</text:p>
            <text:p>No dose reduction </text:p>
          </table:table-cell>
        </table:table-row>
        <table:table-row table:style-name="ro4">
          <table:table-cell office:value-type="string">
            <text:p>Topotecan (Hycamtin)</text:p>
          </table:table-cell>
          <table:table-cell office:value-type="string">
            <text:p>If CrCl &gt; 40 mL/min, no dose reduction</text:p>
            <text:p>If CrCl 20-39 mL/min, reduce to 0.75 mg/m2 </text:p>
          </table:table-cell>
        </table:table-row>
        <table:table-row table:style-name="ro2">
          <table:table-cell office:value-type="string">
            <text:p>UFT</text:p>
          </table:table-cell>
          <table:table-cell office:value-type="string">
            <text:p>No dose reduction</text:p>
          </table:table-cell>
        </table:table-row>
        <table:table-row table:style-name="ro2">
          <table:table-cell office:value-type="string">
            <text:p>Vinblastine (Velban)</text:p>
          </table:table-cell>
          <table:table-cell office:value-type="string">
            <text:p>No dose reduction </text:p>
          </table:table-cell>
        </table:table-row>
        <table:table-row table:style-name="ro2">
          <table:table-cell office:value-type="string">
            <text:p>Vincristine (Oncovin, VCR)</text:p>
          </table:table-cell>
          <table:table-cell office:value-type="string">
            <text:p>No dose reduction </text:p>
          </table:table-cell>
        </table:table-row>
        <table:table-row table:style-name="ro2">
          <table:table-cell office:value-type="string">
            <text:p>Vinorelbine (Navelbine)</text:p>
          </table:table-cell>
          <table:table-cell office:value-type="string">
            <text:p>No dose reduction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6/16/2013</text:date>, <text:time>17:4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ranjan Kode</meta:initial-creator>
    <meta:creation-date>2013-06-16T17:43:19</meta:creation-date>
    <dc:date>2013-06-16T17:44:35</dc:date>
    <dc:creator>Niranjan Kode</dc:creator>
    <meta:editing-duration>PT1M20S</meta:editing-duration>
    <meta:editing-cycles>1</meta:editing-cycles>
    <meta:document-statistic meta:table-count="3" meta:cell-count="80" meta:object-count="0"/>
    <meta:generator>OpenOffice.org/3.3$Unix OpenOffice.org_project/330m20$Build-9567</meta:generator>
  </office:meta>
</office:document-meta>
</file>